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Fri May 26 12:00:5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5-26T12:31:56.788331261</dc:date>
    <meta:editing-duration>P3DT11H21M28S</meta:editing-duration>
    <meta:editing-cycles>83</meta:editing-cycles>
    <meta:generator>LibreOffice/7.5.3.2$Linux_X86_64 LibreOffice_project/50$Build-2</meta:generator>
    <meta:document-statistic meta:table-count="10" meta:cell-count="1061" meta:object-count="1"/>
  </office:meta>
</office:document-meta>
</file>